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DE0000007113D8A84D535526E4.png" manifest:media-type="image/png"/>
  <manifest:file-entry manifest:full-path="Pictures/10000201000001D400000098D5E1311B8E4CA328.png" manifest:media-type="image/png"/>
  <manifest:file-entry manifest:full-path="Pictures/100002010000027C00000079E9CACF555342594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f36c"/>
    </style:style>
    <style:style style:name="T1" style:family="text">
      <style:text-properties officeooo:rsid="0007f3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gular expression:</text:span></text:p>
      <text:p text:style-name="P1"><text:s/><draw:frame draw:style-name="fr3" draw:name="Image1" text:anchor-type="char" svg:x="0.034cm" svg:y="-0.212cm" svg:width="12.384cm" svg:height="4.022cm" draw:z-index="0"><draw:image xlink:href="Pictures/10000201000001D400000098D5E1311B8E4CA328.png" xlink:type="simple" xlink:show="embed" xlink:actuate="onLoad" draw:mime-type="image/png"/></draw:frame><text:s/></text:p>
      <text:p text:style-name="P1"/>
      <text:p text:style-name="P1"/>
      <text:p text:style-name="P1"/>
      <text:p text:style-name="P1"><draw:frame draw:style-name="fr2" draw:name="Image2" text:anchor-type="char" svg:width="16.829cm" svg:height="3.201cm" draw:z-index="1"><draw:image xlink:href="Pictures/100002010000027C00000079E9CACF5553425941.png" xlink:type="simple" xlink:show="embed" xlink:actuate="onLoad" draw:mime-type="image/png"/></draw:frame><text:s/><draw:frame draw:style-name="fr1" draw:name="Image3" text:anchor-type="char" svg:x="0.086cm" svg:y="3.493cm" svg:width="12.649cm" svg:height="2.99cm" draw:z-index="2"><draw:image xlink:href="Pictures/10000201000001DE0000007113D8A84D535526E4.png" xlink:type="simple" xlink:show="embed" xlink:actuate="onLoad" draw:mime-type="image/png"/></draw:frame></text:p>
      <text:p text:style-name="P1"><text:s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Source Sans Pro" fo:font-family="'Source Sans Pro'" style:font-family-generic="swiss" style:font-pitch="variable"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Calibri" fo:font-family="Calibri" style:font-family-generic="swiss" style:font-pitch="variable" fo:font-size="20pt" officeooo:rsid="00049095" style:font-size-asian="17.5pt" style:font-size-complex="2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07-09T23:06:16.597000000</dc:date>
    <meta:editing-duration>PT5H31M35S</meta:editing-duration>
    <meta:editing-cycles>6</meta:editing-cycles>
    <meta:document-statistic meta:table-count="0" meta:image-count="3" meta:object-count="0" meta:page-count="1" meta:paragraph-count="4" meta:word-count="2" meta:character-count="23" meta:non-whitespace-character-count="18"/>
  </office:meta>
</office:document-meta>
</file>